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Heading_20_4">
      <style:text-properties officeooo:paragraph-rsid="000f7c36"/>
    </style:style>
    <style:style style:name="P3" style:family="paragraph" style:parent-style-name="Heading_20_4">
      <style:text-properties officeooo:paragraph-rsid="001126d7"/>
    </style:style>
    <style:style style:name="P4" style:family="paragraph" style:parent-style-name="Horizontal_20_Line" style:list-style-name="L3">
      <style:text-properties officeooo:paragraph-rsid="001126d7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126d7" officeooo:paragraph-rsid="001126d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1126d7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1126d7" officeooo:paragraph-rsid="001126d7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officeooo:paragraph-rsid="001126d7" style:font-size-asian="12pt" style:font-size-complex="12pt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in" fo:margin-bottom="0in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in" fo:margin-bottom="0in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paragraph-properties fo:margin-top="0in" fo:margin-bottom="0in" style:contextual-spacing="false"/>
    </style:style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7">
      <style:paragraph-properties fo:margin-top="0in" fo:margin-bottom="0in" style:contextual-spacing="false"/>
    </style:style>
    <style:style style:name="P22" style:family="paragraph" style:parent-style-name="Text_20_body" style:list-style-name="L8"/>
    <style:style style:name="P23" style:family="paragraph" style:parent-style-name="Text_20_body" style:list-style-name="L8">
      <style:paragraph-properties fo:margin-top="0in" fo:margin-bottom="0in" style:contextual-spacing="false"/>
    </style:style>
    <style:style style:name="P24" style:family="paragraph" style:parent-style-name="Text_20_body" style:list-style-name="L9"/>
    <style:style style:name="P25" style:family="paragraph" style:parent-style-name="Text_20_body" style:list-style-name="L9">
      <style:paragraph-properties fo:margin-top="0in" fo:margin-bottom="0in" style:contextual-spacing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0">
      <style:paragraph-properties fo:margin-top="0in" fo:margin-bottom="0in" style:contextual-spacing="false"/>
    </style:style>
    <style:style style:name="P28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T1" style:family="text">
      <style:text-properties officeooo:rsid="000f7c36"/>
    </style:style>
    <style:style style:name="T2" style:family="text">
      <style:text-properties officeooo:rsid="001126d7"/>
    </style:style>
    <style:style style:name="T3" style:family="text">
      <style:text-properties fo:font-weight="bold" officeooo:rsid="001126d7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size="14pt" fo:font-weight="bold" officeooo:rsid="001126d7" style:font-size-asian="14pt" style:font-weight-asian="bold" style:font-size-complex="14pt" style:font-weight-complex="bold"/>
    </style:style>
    <style:style style:name="T7" style:family="text">
      <style:text-properties fo:font-size="14pt" fo:font-style="italic" fo:font-weight="normal" officeooo:rsid="001126d7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Fluid Intelligence Problem-Generation Prompt</text:span></text:h>
      <text:p text:style-name="P28">"Create a unique, roleplay-style problem scenario designed to test fluid intelligence. The problem must adhere to the following structured framework and detailed requirements:</text:p>
      <text:p text:style-name="Horizontal_20_Line"/>
      <text:h text:style-name="Heading_20_3" text:outline-level="3"><text:span text:style-name="Strong_20_Emphasis">Framework for Problem Design</text:span></text:h>
      <text:h text:style-name="Heading_20_4" text:outline-level="4"><text:span text:style-name="Strong_20_Emphasis">1. Scenario and Context:</text:span></text:h>
      <text:list text:style-name="L1">
        <text:list-item>
          <text:p text:style-name="P10">Provide a vivid and engaging background story set in a fictional or real-world setting that immerses the test-taker in a challenge demanding logical reasoning, pattern recognition, and creative problem-solving.</text:p>
        </text:list-item>
        <text:list-item>
          <text:p text:style-name="P9">The scenario should be designed with complexity, requiring critical thinking to uncover deeper layers of the problem. Embedded subtle hints within the narrative should guide progression, providing the test-taker with the means to solve the problem through reasoning and pattern identification.</text:p>
        </text:list-item>
      </text:list>
      <text:p text:style-name="Horizontal_20_Line"/>
      <text:h text:style-name="Heading_20_4" text:outline-level="4"><text:span text:style-name="Strong_20_Emphasis">2. Data Points:</text:span></text:h>
      <text:list text:style-name="L2">
        <text:list-item>
          <text:p text:style-name="P12">Integrate <text:span text:style-name="Strong_20_Emphasis">5 distinct, interconnected data points</text:span>, such as:</text:p>
          <text:list>
            <text:list-item>
              <text:p text:style-name="P12">Numbers, symbols, or visual patterns.</text:p>
            </text:list-item>
            <text:list-item>
              <text:p text:style-name="P12">Maps, charts, or textual clues.</text:p>
            </text:list-item>
            <text:list-item>
              <text:p text:style-name="P12">Observational or environmental elements embedded within the narrative.</text:p>
            </text:list-item>
          </text:list>
        </text:list-item>
        <text:list-item>
          <text:p text:style-name="P12">Each data point must be relevant and contribute meaningfully to uncovering relationships or solutions.</text:p>
        </text:list-item>
        <text:list-item>
          <text:p text:style-name="P11">Ensure all data points interrelate to form a cohesive structure, leading the test-taker toward discovering the correct solution.</text:p>
        </text:list-item>
      </text:list>
      <text:p text:style-name="Horizontal_20_Line"/>
      <text:h text:style-name="Heading_20_4" text:outline-level="4"><text:span text:style-name="Strong_20_Emphasis">3. Challenge Dynamics:</text:span></text:h>
      <text:list text:style-name="L3">
        <text:list-item>
          <text:p text:style-name="P14">The problem must require the test-taker to:</text:p>
          <text:list>
            <text:list-item>
              <text:p text:style-name="P14"><text:span text:style-name="Strong_20_Emphasis">Detect Patterns:</text:span> Identify relationships between the provided data points, including abstract or hidden patterns.</text:p>
            </text:list-item>
            <text:list-item>
              <text:p text:style-name="P14"><text:span text:style-name="Strong_20_Emphasis">Establish Logical Connections:</text:span> Construct coherent links between the different elements to form a complete solution.</text:p>
            </text:list-item>
            <text:list-item>
              <text:p text:style-name="P13"><text:span text:style-name="Strong_20_Emphasis">Apply Creativity and Deduction:</text:span> Use innovative thinking to interpret data and solve the problem, considering how the elements interconnect in non-obvious ways.</text:p>
            </text:list-item>
          </text:list>
          <text:p text:style-name="P4"/>
        </text:list-item>
      </text:list>
      <text:h text:style-name="P3" text:outline-level="4"><text:soft-page-break/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>4. Stages and Complexity:</text:span></text:h>
      <text:p text:style-name="Text_20_body"><text:span text:style-name="Strong_20_Emphasis">Stage 1: Analytical Thinking</text:span></text:p>
      <text:list text:style-name="L4">
        <text:list-item>
          <text:p text:style-name="P16">Focus on understanding the scenario and extracting the critical data points from the narrative.</text:p>
        </text:list-item>
        <text:list-item>
          <text:p text:style-name="P15">Present the data in a way that encourages engagement, challenging the test-taker to recognize patterns or hidden information.</text:p>
        </text:list-item>
      </text:list>
      <text:p text:style-name="Text_20_body"><text:span text:style-name="Strong_20_Emphasis">Stage 2: Communication Ability and Information Conduction</text:span></text:p>
      <text:list text:style-name="L5">
        <text:list-item>
          <text:p text:style-name="P18"><text:span text:style-name="Strong_20_Emphasis">To Children (ages 8-12):</text:span><text:line-break/>The solution should be explained using relatable examples, simple analogies, and creative expressions that appeal to the imagination. Visual aids or metaphors should be employed.</text:p>
        </text:list-item>
        <text:list-item>
          <text:p text:style-name="P18"><text:span text:style-name="Strong_20_Emphasis">To Adults:</text:span><text:line-break/>Provide a clear and logical explanation with precise terminology, avoiding overly technical language. The communication should be nuanced, using relevant examples to make abstract concepts more accessible.</text:p>
        </text:list-item>
        <text:list-item>
          <text:p text:style-name="P17"><text:span text:style-name="Strong_20_Emphasis">Resume-like Summary:</text:span><text:line-break/>A brief summary of the problem and its solution should be provided for a general audience, conveying the process and key ideas clearly and concisely.</text:p>
        </text:list-item>
      </text:list>
      <text:p text:style-name="Text_20_body"><text:span text:style-name="Strong_20_Emphasis">Stage 3: Synthesis and Adaptability</text:span></text:p>
      <text:list text:style-name="L6">
        <text:list-item>
          <text:p text:style-name="P19">Add a new element or twist to the scenario that requires the test-taker to adapt their initial solution, reconsider the data points, or apply new reasoning. This twist should challenge the test-taker's flexibility and ability to adapt to changing circumstances.</text:p>
        </text:list-item>
      </text:list>
      <text:p text:style-name="Text_20_body"><text:span text:style-name="Strong_20_Emphasis">Stage 4: Introspective Reflection</text:span></text:p>
      <text:list text:style-name="L7">
        <text:list-item>
          <text:p text:style-name="P21">Encourage the test-taker to reflect on their problem-solving process, prompting them with questions like:</text:p>
          <text:list>
            <text:list-item>
              <text:p text:style-name="P21">"Which parts of the problem were the most challenging, and why?"</text:p>
            </text:list-item>
            <text:list-item>
              <text:p text:style-name="P21">"How did you adapt your approach when faced with new data or twists?"</text:p>
            </text:list-item>
            <text:list-item>
              <text:p text:style-name="P20">"What does this reveal about your problem-solving style and cognitive strengths?"</text:p>
            </text:list-item>
          </text:list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Stage 5: Meta-Cognitive Evaluation</text:span></text:p>
      <text:list text:style-name="L8">
        <text:list-item>
          <text:p text:style-name="P23">Assess the test-taker's problem-solving strategy:</text:p>
          <text:list>
            <text:list-item>
              <text:p text:style-name="P23">How efficiently did they identify and extract patterns?</text:p>
            </text:list-item>
            <text:list-item>
              <text:p text:style-name="P23">How well did they communicate their solution to both children and adults?</text:p>
            </text:list-item>
            <text:list-item>
              <text:p text:style-name="P22">How effectively did they adapt their thinking to address the new twist?</text:p>
            </text:list-item>
          </text:list>
        </text:list-item>
      </text:list>
      <text:p text:style-name="Horizontal_20_Line"/>
      <text:h text:style-name="P2" text:outline-level="4"><text:span text:style-name="Strong_20_Emphasis"><text:span text:style-name="T1">This is for the analysts ticket</text:span></text:span></text:h>
      <text:h text:style-name="Heading_20_4" text:outline-level="4"><text:span text:style-name="Strong_20_Emphasis">5. Solution and Rationale:</text:span></text:h>
      <text:list text:style-name="L9">
        <text:list-item>
          <text:p text:style-name="P25">Provide a detailed explanation of the correct solution, breaking down the logical and creative steps involved.</text:p>
        </text:list-item>
        <text:list-item>
          <text:p text:style-name="P25">Highlight the mental constructs used, such as abstraction, creativity, deduction, and adaptability, as the test-taker solves the problem.</text:p>
        </text:list-item>
        <text:list-item>
          <text:p text:style-name="P24">Include examples of effective communication strategies for explaining the solution to both children and adults.</text:p>
        </text:list-item>
      </text:list>
      <text:p text:style-name="Horizontal_20_Line"/>
      <text:h text:style-name="Heading_20_4" text:outline-level="4"><text:span text:style-name="Strong_20_Emphasis">6. Additional Requirements:</text:span></text:h>
      <text:list text:style-name="L10">
        <text:list-item>
          <text:p text:style-name="P27">The problem must be <text:span text:style-name="Strong_20_Emphasis">entirely original</text:span>, avoiding any overlap with previously created scenarios or templates.</text:p>
        </text:list-item>
        <text:list-item>
          <text:p text:style-name="P27">The challenge should promote self-reflection, encouraging the test-taker to recognize and reflect on:</text:p>
          <text:list>
            <text:list-item>
              <text:p text:style-name="P27">Cognitive biases that may limit fluid intelligence.</text:p>
            </text:list-item>
            <text:list-item>
              <text:p text:style-name="P27">The influence of their ego and comfort zones.</text:p>
            </text:list-item>
            <text:list-item>
              <text:p text:style-name="P26">Insights into their own problem-solving approaches and areas for growth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22:10:56.929000000</meta:creation-date>
    <dc:date>2025-01-09T00:10:30.249000000</dc:date>
    <meta:editing-duration>PT1H59M34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50" meta:word-count="648" meta:character-count="4368" meta:non-whitespace-character-count="3804"/>
  </office:meta>
</office:document-meta>
</file>